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95557" officeooo:paragraph-rsid="00095557"/>
    </style:style>
    <style:style style:name="P2" style:family="paragraph" style:parent-style-name="Text_20_body">
      <style:text-properties officeooo:rsid="000ac44f" officeooo:paragraph-rsid="000ac44f"/>
    </style:style>
    <style:style style:name="P3" style:family="paragraph" style:parent-style-name="Text_20_body">
      <style:text-properties officeooo:rsid="000cbd7d" officeooo:paragraph-rsid="000dec14"/>
    </style:style>
    <style:style style:name="P4" style:family="paragraph" style:parent-style-name="Text_20_body">
      <style:text-properties officeooo:rsid="000dec14" officeooo:paragraph-rsid="000dec1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Autocorrelation</text:h>
      <text:p text:style-name="P1">In the general model (excluding Political Shifts and Bloomberg investments), we only observe significant levels of autocorrelation (contagion) in only 8 of the 50 combinations of Article with Network.</text:p>
      <text:p text:style-name="P1">Of the 5 analyzed articles, Article 11 shows significant levels of contagion in most of the networks..</text:p>
      <text:h text:style-name="Heading_20_3" text:outline-level="3">Gov. Ownership</text:h>
      <text:p text:style-name="P2">In almost all models, Government ownership shows to be significant in the number of implemented items. Contrary to what we were expecting, all estimates have positive sign, which at first makes it at least counterintuitive.</text:p>
      <text:h text:style-name="Heading_20_3" text:outline-level="3">Tobacco Prod. PP</text:h>
      <text:p text:style-name="P2">No significance at all.</text:p>
      <text:h text:style-name="Heading_20_3" text:outline-level="3">Years since Signature and Ratification</text:h>
      <text:p text:style-name="P2">Article 11 aside, both variables seem to have positively associated with number of items implemented per Article in a statistically significant way. Of all the models analyzed, Article 11 is the only article where Years since Signature has no significant effect.</text:p>
      <text:h text:style-name="Heading_20_3" text:outline-level="3">GDP PP</text:h>
      <text:p text:style-name="P3">Overall, GDP PP has no significance in the number of items implemented. Article 6, on the other hand, shows an important level of dependence on the variable.</text:p>
      <text:h text:style-name="Heading_20_3" text:outline-level="3">Democracy</text:h>
      <text:p text:style-name="P4">This variable seems to be meaningful only in Article 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rge Gerald Vega Yon</meta:initial-creator>
    <meta:creation-date>2017-06-12T15:21:37.162789436</meta:creation-date>
    <dc:date>2017-06-12T15:46:10.351261058</dc:date>
    <dc:creator>George Gerald Vega Yon</dc:creator>
    <meta:editing-duration>PT3M52S</meta:editing-duration>
    <meta:editing-cycles>2</meta:editing-cycles>
    <meta:generator>LibreOffice/5.2.5.1$Linux_X86_64 LibreOffice_project/20m0$Build-1</meta:generator>
    <meta:document-statistic meta:table-count="0" meta:image-count="0" meta:object-count="0" meta:page-count="1" meta:paragraph-count="13" meta:word-count="177" meta:character-count="1120" meta:non-whitespace-character-count="956"/>
  </office:meta>
</office:document-meta>
</file>